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ucida Sans" svg:font-family="'Lucida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Helvetica" svg:font-family="Helvetica" style:font-family-generic="system" style:font-pitch="variable"/>
  </office:font-face-decls>
  <office:automatic-styles>
    <style:style style:name="P1" style:family="paragraph" style:parent-style-name="Header">
      <style:paragraph-properties fo:padding="0cm" fo:border="none"/>
    </style:style>
    <style:style style:name="P2" style:family="paragraph" style:parent-style-name="Header">
      <style:paragraph-properties fo:margin-left="0cm" fo:margin-right="0.635cm" fo:text-indent="0cm" style:auto-text-indent="false"/>
    </style:style>
    <style:style style:name="P3" style:family="paragraph" style:parent-style-name="Standard">
      <style:paragraph-properties fo:line-height="150%"/>
    </style:style>
    <style:style style:name="P4" style:family="paragraph" style:parent-style-name="Standard">
      <style:text-properties style:font-name="Lucida Sans" fo:font-size="11pt" style:font-size-asian="11pt" style:font-size-complex="11pt"/>
    </style:style>
    <style:style style:name="P5" style:family="paragraph" style:parent-style-name="Standard">
      <style:paragraph-properties fo:line-height="150%"/>
      <style:text-properties style:font-name="Lucida Sans" fo:font-size="11pt" style:font-size-asian="11pt" style:font-size-complex="11pt"/>
    </style:style>
    <style:style style:name="P6" style:family="paragraph" style:parent-style-name="Standard">
      <style:paragraph-properties fo:line-height="150%"/>
      <style:text-properties style:font-name="Lucida Sans" fo:font-size="11pt" style:font-size-asian="11pt" style:font-name-complex="Helvetica" style:font-size-complex="11pt"/>
    </style:style>
    <style:style style:name="P7" style:family="paragraph" style:parent-style-name="Standard" style:master-page-name="Standard">
      <style:paragraph-properties fo:line-height="150%" style:page-number="auto"/>
      <style:text-properties style:font-name="Lucida Sans" fo:font-weight="bold" style:font-weight-asian="bold" style:font-size-complex="11pt"/>
    </style:style>
    <style:style style:name="P8" style:family="paragraph" style:parent-style-name="Standard">
      <style:paragraph-properties fo:line-height="150%"/>
      <style:text-properties style:font-name="Lucida Sans" fo:font-size="11pt" style:font-size-asian="11pt" style:font-size-complex="11pt"/>
    </style:style>
    <style:style style:name="P9" style:family="paragraph" style:parent-style-name="Standard">
      <style:paragraph-properties fo:line-height="150%"/>
      <style:text-properties style:font-name="Lucida Sans" fo:font-size="11pt" style:font-size-asian="11pt" style:font-name-complex="Helvetica" style:font-size-complex="11pt"/>
    </style:style>
    <style:style style:name="P10" style:family="paragraph" style:parent-style-name="Standard">
      <style:text-properties style:font-name="Lucida Sans" fo:font-size="11pt" fo:font-weight="bold" style:font-size-asian="11pt" style:font-weight-asian="bold" style:font-name-complex="Helvetica" style:font-size-complex="11pt"/>
    </style:style>
    <style:style style:name="P11" style:family="paragraph" style:parent-style-name="Standard">
      <style:paragraph-properties fo:line-height="150%"/>
      <style:text-properties style:font-name="Lucida Sans" fo:font-size="11pt" fo:font-weight="bold" style:font-size-asian="11pt" style:font-weight-asian="bold" style:font-name-complex="Helvetica" style:font-size-complex="11pt"/>
    </style:style>
    <style:style style:name="P12" style:family="paragraph" style:parent-style-name="Standard">
      <style:paragraph-properties fo:line-height="150%"/>
      <style:text-properties style:font-name="Lucida Sans" fo:font-size="11pt" fo:font-weight="bold" style:font-size-asian="11pt" style:font-weight-asian="bold" style:font-size-complex="11pt"/>
    </style:style>
    <style:style style:name="P13" style:family="paragraph" style:parent-style-name="List_20_Paragraph" style:list-style-name="WWNum9">
      <style:paragraph-properties fo:line-height="150%"/>
    </style:style>
    <style:style style:name="P14" style:family="paragraph" style:parent-style-name="List_20_Paragraph" style:list-style-name="WWNum1">
      <style:paragraph-properties fo:line-height="150%"/>
      <style:text-properties style:font-name="Lucida Sans" fo:font-size="11pt" style:font-size-asian="11pt" style:font-name-complex="Helvetica" style:font-size-complex="11pt"/>
    </style:style>
    <style:style style:name="P15" style:family="paragraph" style:parent-style-name="List_20_Paragraph" style:list-style-name="WWNum9">
      <style:paragraph-properties fo:line-height="150%"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ucida Sans" fo:font-size="11pt" style:font-size-asian="11pt" style:font-name-complex="Helvetica" style:font-size-complex="11pt"/>
    </style:style>
    <style:style style:name="P16" style:family="paragraph" style:parent-style-name="List_20_Paragraph" style:list-style-name="WWNum2">
      <style:paragraph-properties fo:line-height="150%"/>
      <style:text-properties style:font-name="Lucida Sans" fo:font-size="11pt" style:font-size-asian="11pt" style:font-name-complex="Helvetica" style:font-size-complex="11pt"/>
    </style:style>
    <style:style style:name="P17" style:family="paragraph" style:parent-style-name="List_20_Paragraph" style:list-style-name="WWNum5">
      <style:paragraph-properties fo:line-height="150%"/>
      <style:text-properties style:font-name="Lucida Sans" fo:font-size="11pt" style:font-size-asian="11pt" style:font-name-complex="Helvetica" style:font-size-complex="11pt"/>
    </style:style>
    <style:style style:name="P18" style:family="paragraph" style:parent-style-name="List_20_Paragraph" style:list-style-name="WWNum7">
      <style:paragraph-properties fo:line-height="150%"/>
      <style:text-properties style:font-name="Lucida Sans" fo:font-size="11pt" style:font-size-asian="11pt" style:font-name-complex="Helvetica" style:font-size-complex="11pt"/>
    </style:style>
    <style:style style:name="P19" style:family="paragraph" style:parent-style-name="List_20_Paragraph" style:list-style-name="WWNum9">
      <style:paragraph-properties fo:line-height="150%"/>
      <style:text-properties style:font-name="Lucida Sans" fo:font-size="11pt" style:font-size-asian="11pt" style:font-name-complex="Helvetica" style:font-size-complex="11pt"/>
    </style:style>
    <style:style style:name="P20" style:family="paragraph" style:parent-style-name="List_20_Paragraph" style:list-style-name="WWNum10">
      <style:paragraph-properties fo:line-height="150%"/>
      <style:text-properties style:font-name="Lucida Sans" fo:font-size="11pt" style:font-size-asian="11pt" style:font-name-complex="Helvetica" style:font-size-complex="11pt"/>
    </style:style>
    <style:style style:name="P21" style:family="paragraph" style:parent-style-name="List_20_Paragraph" style:list-style-name="WWNum11">
      <style:paragraph-properties fo:line-height="150%"/>
      <style:text-properties style:font-name="Lucida Sans" fo:font-size="11pt" style:font-size-asian="11pt" style:font-name-complex="Helvetica" style:font-size-complex="11pt"/>
    </style:style>
    <style:style style:name="P22" style:family="paragraph" style:parent-style-name="List_20_Paragraph" style:list-style-name="WWNum1">
      <style:paragraph-properties fo:line-height="150%"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ucida Sans" fo:font-size="11pt" style:font-size-asian="11pt" style:font-size-complex="11pt"/>
    </style:style>
    <style:style style:name="P23" style:family="paragraph" style:parent-style-name="List_20_Paragraph" style:list-style-name="WWNum10">
      <style:paragraph-properties fo:margin-left="0cm" fo:margin-right="0cm" fo:line-height="150%" fo:text-indent="0cm" style:auto-text-indent="false"/>
      <style:text-properties style:font-name="Lucida Sans" fo:font-size="11pt" style:font-size-asian="11pt" style:font-name-complex="Helvetica" style:font-size-complex="11pt"/>
    </style:style>
    <style:style style:name="T1" style:family="text">
      <style:text-properties style:font-name="Lucida Sans" fo:font-size="11pt" style:font-size-asian="11pt" style:font-size-complex="11pt"/>
    </style:style>
    <style:style style:name="T2" style:family="text">
      <style:text-properties style:font-name="Lucida Sans" fo:font-size="11pt" style:font-size-asian="11pt" style:font-name-complex="Helvetica" style:font-size-complex="11pt"/>
    </style:style>
    <style:style style:name="T3" style:family="text">
      <style:text-properties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ückmeldungen zur Master-Thesis</text:p>
      <text:p text:style-name="P5"/>
      <text:p text:style-name="P5">Lieber Frank,</text:p>
      <text:p text:style-name="P3"><text:span text:style-name="T1">leider hat es mit dem Emailversand nicht geklappt. Ich habe die Kommentarf</text:span><text:bookmark text:name="_GoBack"/><text:span text:style-name="T1">unktion im pdf genutzt und dann hatte die Datei 58 MB – das schaffte keines meiner Mailsysteme.</text:span></text:p>
      <text:p text:style-name="P5">Also habe ich eben nachdem ich das entdeckt hatte, die Kommentare herauskopiert und so gut es geht gekennzeichnet, damit Du sie findest. Ist sicher nicht so bequem wie direkt im Dokument, aber besser als nichts.</text:p>
      <text:p text:style-name="P5"/>
      <text:p text:style-name="P5">Los geht’s:</text:p>
      <text:p text:style-name="P5"/>
      <text:p text:style-name="P11"/>
      <text:p text:style-name="P6"/>
      <text:p text:style-name="P12">S. 1 </text:p>
      <text:list xml:id="list600054790" text:style-name="WWNum1">
        <text:list-item>
          <text:p text:style-name="P14">im englischen Text steht noch das Wort "fluorescent". Muss das hier dazu oder sind "leicht voneinander trennbare Bildpunkte" der deutsche entsprechende Terminus Technikus?</text:p>
        </text:list-item>
        <text:list-item>
          <text:p text:style-name="P14">von Parametern... wie der Verstärkungsfaktor der Kamera oder die Breite</text:p>
          <text:p text:style-name="P22"/>
        </text:list-item>
      </text:list>
      <text:p text:style-name="P6"/>
      <text:p text:style-name="P11">S. 6 Introduction</text:p>
      <text:list xml:id="list54060569" text:style-name="WWNum2">
        <text:list-item>
          <text:p text:style-name="P16">Wenn das "many more questions" sind, solltest Du ein paar mehr auflisten, denn bei "many more" sind 2 ein wenig dürftig. Du willst mit der Einleitung ja Interesse und Spannung beim Leser erzeugen.</text:p>
        </text:list-item>
        <text:list-item>
          <text:p text:style-name="P16">what "more"? Auch hier weniger allgemein.</text:p>
        </text:list-item>
        <text:list-item>
          <text:p text:style-name="P16">Komma nach However?</text:p>
        </text:list-item>
        <text:list-item>
          <text:p text:style-name="P16">„For these techniques...“ An diesem Satz scheint die Grammatik irgendwie nicht zu stimmen.</text:p>
          <text:p text:style-name="P16"/>
        </text:list-item>
      </text:list>
      <text:p text:style-name="P11"/>
      <text:p text:style-name="P10"/>
      <text:p text:style-name="P6"/>
      <text:p text:style-name="P11">S 19 </text:p>
      <text:list xml:id="list1675877629" text:style-name="WWNum7">
        <text:list-item>
          <text:p text:style-name="P18">Kapitel 3 1“All real world images“: Reicht das als Quellenangabe? Musst Du das nicht alles im Einzelnen kennzeichnen?</text:p>
        </text:list-item>
      </text:list>
      <text:p text:style-name="P6"><text:s/></text:p>
      <text:p text:style-name="P11"><text:soft-page-break/>S. 22</text:p>
      <text:list xml:id="list2043065022" text:continue-numbering="true" text:style-name="WWNum7">
        <text:list-item>
          <text:p text:style-name="P18">unlike oder unlikely?</text:p>
        </text:list-item>
      </text:list>
      <text:p text:style-name="P6"><text:span text:style-name="T3"/></text:p>
      <text:p text:style-name="P4"/>
      <text:p text:style-name="P12">S. 32 </text:p>
      <text:list xml:id="list1772766124" text:style-name="WWNum9">
        <text:list-item>
          <text:p text:style-name="P13"><text:span text:style-name="T1">letzter Satz: </text:span><text:span text:style-name="T2">Hier schreibst Du "we". Ich kann nicht mehr nachverfolgen, ob Du schon öfter in der Ich-Form oder Wir-Form geschrieben hast, sonst hätte ich schon früher gemeckert. Es ist unüblich, im Text in einer wiss. Arbeit in der Ich-Form zu schreiben. Überdies ist es DEINE Arbeit und da solltest Du allenfalls ICH schreiben, keinesfalls WIR, denn es geht um Deine Leistung. Wenn andere beteiligt waren, gehört das und deren Anteil im Vorwort in die Danksagung oder in die Darstellung des Untersuchungsdesigns. Also besser: umformulieren und auf andere Stellen durchsuchen.</text:span></text:p>
        </text:list-item>
      </text:list>
      <text:p text:style-name="P11"/>
      <text:p text:style-name="P6"/>
      <text:p text:style-name="P6">S. 44 </text:p>
      <text:list xml:id="list596392987" text:continue-numbering="true" text:style-name="WWNum9">
        <text:list-item>
          <text:p text:style-name="P19">Kap. 5.2.5 Verweis auf Kap. 4.5 ; Das liegt schon einige Unterkapitel zurück, müsstest Du nicht schreiben "was derived"?</text:p>
        </text:list-item>
      </text:list>
      <text:p text:style-name="P6"/>
      <text:p text:style-name="P11">Kap. 6 Related Work</text:p>
      <text:list xml:id="list1637732713" text:continue-numbering="true" text:style-name="WWNum9">
        <text:list-item>
          <text:p text:style-name="P19">Diese Aufzählung zeigt, dass Du Dich in der Szene auskennst. Ich kann nun nicht gut einschätzen, ob Du eine Bewertung vorgenommen hast. Ich glaube aber, Du verschenkst Potential, wenn Du Deine Entwicklung nicht in Relation zu diesen anderen Methoden setzt und entsprechend bewertest. So stehen diese Methoden etwas leer im Raum und man fragt sich als LeserIn, was das hier soll.</text:p>
        </text:list-item>
      </text:list>
      <text:p text:style-name="P11">S. 56 / 57 Kap. 7.6.1 ff.</text:p>
      <text:list xml:id="list1812907908" text:continue-numbering="true" text:style-name="WWNum9">
        <text:list-item>
          <text:p text:style-name="P15">Wo sind diese Tables 9.1, 9.2 und 9.3? Es gibt doch gar kein Kapitel 9 außer als Bildnachweis</text:p>
        </text:list-item>
        <text:list-item>
          <text:p text:style-name="P19">Ah nun habe ich sie gefunden. Warum fügst Du alle Figures und Tables und Formeln in den Text ein und diese nicht, bzw. nur in den Bildnachweis? Hat das einen guten Grund? Andernfalls ist das recht verwirrend.</text:p>
        </text:list-item>
        <text:list-item>
          <text:p text:style-name="P19">Ebenso finde ich keine Figures 9.1 und 9.2</text:p>
        </text:list-item>
      </text:list>
      <text:p text:style-name="P6"/>
      <text:p text:style-name="P11">Kap. 8</text:p>
      <text:list xml:id="list75583477" text:style-name="WWNum10">
        <text:list-item>
          <text:p text:style-name="P20">Outlook groß geschrieben weil Überschrift?</text:p>
          <text:p text:style-name="P20"/>
          <text:p text:style-name="P23"><text:soft-page-break/></text:p>
          <text:p text:style-name="P20"/>
        </text:list-item>
      </text:list>
      <text:p text:style-name="P6"/>
      <text:p text:style-name="P11">Kap. 9.3 ISBI challenge (Challenge?)</text:p>
      <text:list xml:id="list1314463816" text:style-name="WWNum11">
        <text:list-item>
          <text:p text:style-name="P21">Siehe Kap. 7. Warum sind diese Tabellen hier und nicht im Text? Da Du ohnehin mit den Seitenzahlen etwas knapp bist und die Tabellen- und Schaubilder-Nachweise wie auch die Literaturliste NICHT in die Seitenzahl-Berechnung eingehen, wäre es vielleicht auch taktisch klug, diese ISBI challenge- Tabellen nach vorn zu nehmen und mit ein wenig Text zu umrahmen. </text:p>
        </text:list-item>
      </text:list>
      <text:p text:style-name="P6"/>
      <text:p text:style-name="P11">S. 65 </text:p>
      <text:list xml:id="list695614424" text:continue-numbering="true" text:style-name="WWNum11">
        <text:list-item>
          <text:p text:style-name="P21">Table 9.5 Diese Tabelle ist eingerückt, sollte nach links wie die anderen</text:p>
        </text:list-item>
      </text:list>
      <text:p text:style-name="P6"/>
      <text:p text:style-name="P11">Bibliography: </text:p>
      <text:list xml:id="list1539517543" text:continue-numbering="true" text:style-name="WWNum11">
        <text:list-header>
          <text:p text:style-name="P21"/>
        </text:list-header>
        <text:list-item>
          <text:p text:style-name="P21">Grundsätzlich immer: <text:s/>Nachname, Vorname, Jahreszahl, Titel, Ort Also Herbert, Alex D. / Carr, Anthony M. / Etheridge, Thomas … und das ganze konsistent durch die gesamte Bibliography. Du musst jede einzelne Quelle genau durcharbeiten, weil auch innerhalb einer Literaturangabe Vor- und Nachnamen durcheinandergehen.</text:p>
        </text:list-item>
        <text:list-item>
          <text:p text:style-name="P21">Bei mehreren Verfassern werden diese durch einen Schrägstrich abgetrennt, das ist übersichtlicher.</text:p>
        </text:list-item>
        <text:list-item>
          <text:p text:style-name="P21">Heilemann / van de Linde: ist Doi eine Zeitschrift? Im Literaturverzeichnis solltest Du keine Abkürzung verwenden, weil man sonst u.U. die Quelle nicht findet.</text:p>
        </text:list-item>
        <text:list-item>
          <text:p text:style-name="P21">Kats, Ilja und Schleiher, Joachim: unveröffentlichtes Material? Das sollte erwähnt werden.</text:p>
        </text:list-item>
      </text:list>
      <text:p text:style-name="P6"/>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ucida Sans" svg:font-family="'Lucida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Helvetica" svg:font-family="Helvetic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de" style:country-asian="DE"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de" fo:country="DE" style:letter-kerning="true" style:font-name-asian="DejaVu Sans" style:font-size-asian="12pt" style:language-asian="de" style:country-asian="DE"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Kopfzeile_20_Zeichen" style:display-name="Kopfzeile Zeichen" style:family="text" style:parent-style-name="Default_20_Paragraph_20_Font"/>
    <style:style style:name="page_20_number" style:display-name="page numbe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none"/>
    </style:style>
    <style:style style:name="MP2" style:family="paragraph" style:parent-style-name="Header">
      <style:paragraph-properties fo:margin-left="0cm" fo:margin-right="0.635cm" fo:text-indent="0cm" style:auto-text-indent="false"/>
    </style:style>
    <style:page-layout style:name="Mpm1">
      <style:page-layout-properties fo:page-width="21.001cm" fo:page-height="29.7cm" style:num-format="1" style:print-orientation="portrait" fo:margin-top="1.249cm" fo:margin-bottom="2cm" fo:margin-left="2.499cm" fo:margin-right="2.499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text:page-number text:select-page="current">3</text:page-number></text:p>
        <text:p text:style-name="MP2"/>
      </style:header>
      <style:header-left>
        <text:p text:style-name="MP1"><text:page-number text:select-page="current">4</text:page-number></text:p>
        <text:p text:style-name="MP2"/>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f. Dr. Christel Althaus</meta:initial-creator>
    <meta:editing-cycles>4</meta:editing-cycles>
    <meta:creation-date>2013-05-26T18:07:00</meta:creation-date>
    <dc:date>2013-06-03T16:41:12</dc:date>
    <meta:editing-duration>P0D</meta:editing-duration>
    <meta:generator>LibreOffice/3.5$Linux_X86_64 LibreOffice_project/350m1$Build-2</meta:generator>
    <meta:document-statistic meta:table-count="0" meta:image-count="0" meta:object-count="0" meta:page-count="3" meta:paragraph-count="41" meta:word-count="632" meta:character-count="3889" meta:non-whitespace-character-count="3309"/>
    <meta:user-defined meta:name="AppVersion">14.0000</meta:user-defined>
    <meta:user-defined meta:name="Company">HS Essling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